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1.41cm" table:align="margins"/>
    </style:style>
    <style:style style:name="表格1.A" style:family="table-column">
      <style:table-column-properties style:column-width="21.41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21.41cm" table:align="margins"/>
    </style:style>
    <style:style style:name="表格2.A" style:family="table-column">
      <style:table-column-properties style:column-width="21.41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21.41cm" table:align="margins"/>
    </style:style>
    <style:style style:name="表格3.A" style:family="table-column">
      <style:table-column-properties style:column-width="21.41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Text_20_body">
      <style:text-properties fo:font-size="16pt" style:font-name-asian="宋体1" style:font-size-asian="10.5pt" style:font-size-complex="16pt"/>
    </style:style>
    <style:style style:name="P4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Heading_20_3">
      <style:text-properties fo:font-size="22pt" style:font-size-asian="22pt" style:font-size-complex="22pt"/>
    </style:style>
    <style:style style:name="P7" style:family="paragraph" style:parent-style-name="Table_20_Contents">
      <style:text-properties fo:font-size="16pt" officeooo:rsid="000c7c02" officeooo:paragraph-rsid="000c7c02" style:font-size-asian="16pt" style:font-size-complex="16pt"/>
    </style:style>
    <style:style style:name="P8" style:family="paragraph" style:parent-style-name="Table_20_Contents">
      <style:text-properties fo:font-size="16pt" officeooo:rsid="00101077" officeooo:paragraph-rsid="00101077" style:font-size-asian="16pt" style:font-size-complex="16pt"/>
    </style:style>
    <style:style style:name="P9" style:family="paragraph" style:parent-style-name="Table_20_Contents">
      <style:text-properties fo:font-size="16pt" officeooo:rsid="0011b978" officeooo:paragraph-rsid="0011b978" style:font-size-asian="16pt" style:font-size-complex="16pt"/>
    </style:style>
    <style:style style:name="P10" style:family="paragraph" style:parent-style-name="Table_20_Contents">
      <style:text-properties fo:font-size="16pt" officeooo:rsid="000ce5f6" officeooo:paragraph-rsid="000ce5f6" style:font-size-asian="16pt" style:language-asian="zh" style:country-asian="CN" style:font-size-complex="16pt"/>
    </style:style>
    <style:style style:name="T1" style:family="text">
      <style:text-properties style:font-name="Cambria" fo:font-weight="bold"/>
    </style:style>
    <style:style style:name="T2" style:family="text">
      <style:text-properties fo:font-weight="bold"/>
    </style:style>
    <style:style style:name="T3" style:family="text">
      <style:text-properties style:font-name-asian="宋体1"/>
    </style:style>
    <style:style style:name="T4" style:family="text">
      <style:text-properties style:font-name-asian="宋体1" style:font-weight-asian="bold"/>
    </style:style>
    <style:style style:name="T5" style:family="text">
      <style:text-properties officeooo:rsid="000f3140" style:font-name-asian="宋体1" style:language-asian="zh" style:country-asian="CN"/>
    </style:style>
    <style:style style:name="T6" style:family="text">
      <style:text-properties style:font-name-asian="微软雅黑"/>
    </style:style>
    <style:style style:name="T7" style:family="text">
      <style:text-properties style:font-name-asian="微软雅黑" style:font-weight-asian="bold"/>
    </style:style>
    <style:style style:name="T8" style:family="text">
      <style:text-properties style:font-name-asian="Tahoma"/>
    </style:style>
    <style:style style:name="T9" style:family="text">
      <style:text-properties style:font-name="Tahoma"/>
    </style:style>
    <style:style style:name="T10" style:family="text">
      <style:text-properties style:font-name="Tahoma" fo:font-weight="bold"/>
    </style:style>
    <style:style style:name="T11" style:family="text">
      <style:text-properties fo:color="#ff0000"/>
    </style:style>
    <style:style style:name="T12" style:family="text">
      <style:text-properties style:font-name="Calibri" style:font-name-asian="宋体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1.</text:span><text:span text:style-name="T2">dom</text:span><text:span text:style-name="T4">获得</text:span></text:h>
      <text:p text:style-name="P4"><text:span text:style-name="T8">文档对象的加载顺序是从上到下的</text:span><text:span text:style-name="T6">，</text:span><text:span text:style-name="T8">所以</text:span><text:span text:style-name="T6">我们</text:span>js<text:span text:style-name="T6">想要获得</text:span><text:span text:style-name="T9">dom</text:span><text:span text:style-name="T6">对象，一定要等到文档对象加载完毕在获得</text:span></text:p>
      <text:h text:style-name="P6" text:outline-level="3"><text:span text:style-name="T10">1.</text:span><text:span text:style-name="T7">根据元素的</text:span><text:span text:style-name="T2">id</text:span><text:span text:style-name="T7">获得</text:span><text:span text:style-name="T10">dom</text:span><text:span text:style-name="T7">对象</text:span>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//根据文档对象的id来回获得dom对象</text:p>
            <text:p text:style-name="P7"/>
            <text:p text:style-name="P7">function myclick() {</text:p>
            <text:p text:style-name="P7"><text:tab/>var obj=<text:span text:style-name="T11">document.getElementById</text:span>("username");</text:p>
            <text:p text:style-name="P7"><text:tab/> alert(obj);</text:p>
            <text:p text:style-name="P7"><text:tab/> //获得文本框的值</text:p>
            <text:p text:style-name="P7"><text:tab/> var username=obj.value;</text:p>
            <text:p text:style-name="P7"><text:tab/> alert(username);</text:p>
            <text:p text:style-name="P7"><text:tab/> //给input设置值</text:p>
            <text:p text:style-name="P7"><text:tab/> obj.value="jie";</text:p>
            <text:p text:style-name="P7"><text:tab/> //设置元素的样式</text:p>
            <text:p text:style-name="P7"><text:tab/> obj.style.background="yellow";</text:p>
            <text:p text:style-name="P7">}</text:p>
            <text:p text:style-name="P10">HTML</text:p>
            <text:p text:style-name="P10">&lt;input id="username" name="username" value="hemingjie" type="text"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2,</text:span><text:span text:style-name="T3">根据元素的name来获得</text:span><text:span text:style-name="T12">dom</text:span><text:span text:style-name="T3">对象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//根据文档对象的id来回获得dom对象</text:p>
            <text:p text:style-name="P8">function myclick() {</text:p>
            <text:p text:style-name="P8"><text:tab/>//根据元素的name获得原始,返回数组</text:p>
            <text:p text:style-name="P8"><text:s text:c="3"/>var favors=<text:span text:style-name="T11">document.getElementsByName</text:span>("favor");</text:p>
            <text:p text:style-name="P8"><text:tab/>for(var i=0;i&lt;favors.length;i++){</text:p>
            <text:p text:style-name="P8"><text:tab/><text:tab/>//获得数组中的每个元素</text:p>
            <text:p text:style-name="P8"><text:tab/><text:tab/>var f=favors[i];</text:p>
            <text:p text:style-name="P8"><text:tab/><text:tab/>//alert(f.value);</text:p>
            <text:p text:style-name="P8"><text:tab/><text:tab/>//alert(f.checked); </text:p>
            <text:p text:style-name="P8"><text:tab/><text:tab/>//原生的js中获得多选的checked属性时true而不是checked</text:p>
            <text:p text:style-name="P8"><text:tab/><text:tab/>if(f.checked){</text:p>
            <text:p text:style-name="P8"><text:tab/><text:tab/><text:tab/>alert(f.value);</text:p>
            <text:p text:style-name="P8"><text:tab/><text:tab/>}</text:p>
            <text:p text:style-name="P8"><text:tab/>}</text:p>
            <text:p text:style-name="P8"><text:tab/></text:p>
            <text:p text:style-name="P8">}</text:p>
            <text:p text:style-name="P8">//全选</text:p>
            <text:p text:style-name="P8">function chall() {</text:p>
            <text:p text:style-name="P8"><text:tab/> var favors=document.getElementsByName("favor");</text:p>
            <text:p text:style-name="P8"><text:tab/><text:tab/>for(var i=0;i&lt;favors.length;i++){</text:p>
            <text:p text:style-name="P8"><text:tab/><text:tab/><text:tab/>//获得数组中的每个元素</text:p>
            <text:p text:style-name="P8"><text:tab/><text:tab/><text:tab/>var f=favors[i];</text:p>
            <text:p text:style-name="P8"><text:tab/><text:tab/><text:tab/>f.checked=true;</text:p>
            <text:p text:style-name="P8"><text:tab/><text:tab/>}</text:p>
            <text:p text:style-name="P8">}</text:p>
            <text:p text:style-name="P8">//反选</text:p>
            <text:p text:style-name="P8">function rall() {</text:p>
            <text:p text:style-name="P8"><text:tab/> var favors=document.getElementsByName("favor");</text:p>
            <text:p text:style-name="P8"><text:tab/><text:tab/>for(var i=0;i&lt;favors.length;i++){</text:p>
            <text:p text:style-name="P8"><text:tab/><text:tab/><text:tab/>//获得数组中的每个元素</text:p>
            <text:p text:style-name="P8"><text:tab/><text:tab/><text:tab/>var f=favors[i];</text:p>
            <text:p text:style-name="P8"><text:tab/><text:tab/><text:tab/>if(f.checked){</text:p>
            <text:p text:style-name="P8"><text:tab/><text:tab/><text:tab/><text:tab/>f.checked=false;</text:p>
            <text:p text:style-name="P8"><text:tab/><text:tab/><text:tab/>}else{</text:p>
            <text:p text:style-name="P8"><text:tab/><text:tab/><text:tab/><text:tab/>f.checked=true;</text:p>
          </table:table-cell>
        </table:table-row>
      </table:table>
      <text:p text:style-name="P3"/>
      <text:h text:style-name="P6" text:outline-level="3"><text:span text:style-name="T2">3.</text:span><text:span text:style-name="T7">根据元素标签名获得</text:span><text:span text:style-name="T10">dom</text:span><text:span text:style-name="T7">对象</text:span></text:h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//根据文档对象的id来回获得dom对象</text:p>
            <text:p text:style-name="P9"/>
            <text:p text:style-name="P9">function myclick() {</text:p>
            <text:p text:style-name="P9"><text:tab/>//根据元素的标签名获得d om对象，返回数组</text:p>
            <text:p text:style-name="P9"><text:s text:c="6"/>var objs=<text:span text:style-name="T11">document.getElementsByTagName</text:span>("input");</text:p>
            <text:p text:style-name="P9"><text:tab/>for(var i=0;i&lt;objs.length;i++){</text:p>
            <text:p text:style-name="P9"><text:tab/><text:tab/>alert(objs[i].value);</text:p>
            <text:p text:style-name="P9"><text:tab/><text:tab/></text:p>
            <text:p text:style-name="P9"><text:tab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18S</meta:editing-duration>
    <meta:editing-cycles>11</meta:editing-cycles>
    <meta:generator>LibreOffice/5.3.0.3$Windows_X86_64 LibreOffice_project/7074905676c47b82bbcfbea1aeefc84afe1c50e1</meta:generator>
    <dc:date>2018-04-19T12:05:01.831000000</dc:date>
    <meta:document-statistic meta:table-count="3" meta:image-count="0" meta:object-count="0" meta:page-count="1" meta:paragraph-count="62" meta:word-count="319" meta:character-count="1245" meta:non-whitespace-character-count="1123"/>
    <meta:user-defined meta:name="Info 1"/>
    <meta:user-defined meta:name="Info 2"/>
    <meta:user-defined meta:name="Info 3"/>
    <meta:user-defined meta:name="Info 4"/>
  </office:meta>
</office:document-meta>
</file>